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8.177cm" fo:margin-left="-1.194cm" fo:margin-top="0cm" fo:margin-bottom="0cm" table:align="left"/>
    </style:style>
    <style:style style:name="Table1.A" style:family="table-column">
      <style:table-column-properties style:column-width="2.432cm"/>
    </style:style>
    <style:style style:name="Table1.B" style:family="table-column">
      <style:table-column-properties style:column-width="2.992cm"/>
    </style:style>
    <style:style style:name="Table1.D" style:family="table-column">
      <style:table-column-properties style:column-width="1.827cm"/>
    </style:style>
    <style:style style:name="Table1.F" style:family="table-column">
      <style:table-column-properties style:column-width="1.826cm"/>
    </style:style>
    <style:style style:name="Table1.H" style:family="table-column">
      <style:table-column-properties style:column-width="3.01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4" style:family="paragraph" style:parent-style-name="Standard" style:list-style-name="WWNum1" style:master-page-name="Standard">
      <style:paragraph-properties fo:margin-left="1.27cm" fo:margin-right="0cm" fo:margin-top="0cm" fo:margin-bottom="0cm" loext:contextual-spacing="true" fo:text-indent="-0.635cm" style:auto-text-indent="false" style:page-number="1" fo:padding="0cm" fo:border="none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 fo:padding="0cm" fo:border="none"/>
    </style:style>
    <style:style style:name="P6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 fo:padding="0cm" fo:border="none"/>
      <style:text-properties officeooo:paragraph-rsid="000ceefb"/>
    </style:style>
    <style:style style:name="P7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 fo:padding="0cm" fo:border="none"/>
    </style:style>
    <style:style style:name="P8" style:family="paragraph" style:parent-style-name="Standard" style:list-style-name="WWNum1">
      <style:paragraph-properties fo:margin-left="3.81cm" fo:margin-right="0cm" fo:margin-top="0cm" fo:margin-bottom="0cm" loext:contextual-spacing="true" fo:text-indent="-0.635cm" style:auto-text-indent="false" fo:padding="0cm" fo:border="none"/>
    </style:style>
    <style:style style:name="P9" style:family="paragraph" style:parent-style-name="Standard" style:list-style-name="WWNum1">
      <style:paragraph-properties fo:margin-left="5.08cm" fo:margin-right="0cm" fo:margin-top="0cm" fo:margin-bottom="0cm" loext:contextual-spacing="true" fo:text-indent="-0.635cm" style:auto-text-indent="false" fo:padding="0cm" fo:border="none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weight="bold" style:font-weight-asian="bold"/>
    </style:style>
    <style:style style:name="P11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tyle="italic" style:font-style-asian="italic"/>
    </style:style>
    <style:style style:name="P12" style:family="paragraph" style:parent-style-name="Standard">
      <style:paragraph-properties fo:margin-left="3.81cm" fo:margin-right="0cm" fo:margin-top="0cm" fo:margin-bottom="0cm" loext:contextual-spacing="false" fo:text-indent="1.27cm" style:auto-text-indent="false" fo:padding="0cm" fo:border="none"/>
      <style:text-properties fo:font-style="italic" style:font-style-asian="italic"/>
    </style:style>
    <style:style style:name="P13" style:family="paragraph" style:parent-style-name="Standard">
      <style:paragraph-properties fo:margin-left="3.81cm" fo:margin-right="0cm" fo:margin-top="0cm" fo:margin-bottom="0cm" loext:contextual-spacing="false" fo:text-indent="0cm" style:auto-text-indent="false" fo:padding="0cm" fo:border="none"/>
      <style:text-properties fo:font-style="italic" style:font-style-asian="italic"/>
    </style:style>
    <style:style style:name="P14" style:family="paragraph" style:parent-style-name="Standard">
      <style:paragraph-properties fo:margin-left="1.27cm" fo:margin-right="0cm" fo:margin-top="0cm" fo:margin-bottom="0cm" loext:contextual-spacing="false" fo:text-indent="1.27cm" style:auto-text-indent="false" fo:padding="0cm" fo:border="none"/>
      <style:text-properties fo:font-style="italic" style:font-style-asian="italic"/>
    </style:style>
    <style:style style:name="P15" style:family="paragraph" style:parent-style-name="Standard" style:list-style-name="WWNum1">
      <style:paragraph-properties fo:margin-top="0cm" fo:margin-bottom="0cm" loext:contextual-spacing="true" fo:padding="0cm" fo:border="none"/>
      <style:text-properties officeooo:paragraph-rsid="000ceefb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02273740" text:style-name="WWNum1">
        <text:list-item>
          <text:p text:style-name="P4">Pantalla de presentación.</text:p>
          <text:list>
            <text:list-item>
              <text:p text:style-name="P7">Título.</text:p>
            </text:list-item>
            <text:list-item>
              <text:p text:style-name="P7">Fecha.</text:p>
            </text:list-item>
            <text:list-item>
              <text:p text:style-name="P7">Autor.</text:p>
            </text:list-item>
          </text:list>
        </text:list-item>
        <text:list-item>
          <text:p text:style-name="P6">Menú principal.</text:p>
          <text:list>
            <text:list-item>
              <text:p text:style-name="P15">Instrucciones.</text:p>
            </text:list-item>
            <text:list-item>
              <text:p text:style-name="P7">Definir jugadores (submenú).</text:p>
            </text:list-item>
            <text:list-item>
              <text:p text:style-name="P7">Jugar.</text:p>
            </text:list-item>
            <text:list-item>
              <text:p text:style-name="P7">Salir.</text:p>
            </text:list-item>
          </text:list>
        </text:list-item>
        <text:list-item>
          <text:p text:style-name="P5">Submenú definir jugadores.</text:p>
          <text:list>
            <text:list-item>
              <text:p text:style-name="P7">Jugador 1 - Jugador 1 - Humano - Activo (por defecto)</text:p>
            </text:list-item>
            <text:list-item>
              <text:p text:style-name="P7">Jugador 2 - cpu 2 - Máquina - Activo (por defecto)</text:p>
            </text:list-item>
          </text:list>
        </text:list-item>
        <text:list-item>
          <text:p text:style-name="P5">Jugar. Mecánica del juego.</text:p>
          <text:list>
            <text:list-item>
              <text:p text:style-name="P7"><text:span text:style-name="T1">Elementos del juego</text:span>.</text:p>
              <text:list>
                <text:list-item>
                  <text:p text:style-name="P8">5 dados tipo Póker, según su valor son:</text:p>
                  <text:list>
                    <text:list-item>
                      <text:p text:style-name="P9">Negro (representada por 7 puntos de color negro). </text:p>
                    </text:list-item>
                    <text:list-item>
                      <text:p text:style-name="P9">Rojo (representada por 8 puntos de color rojo).</text:p>
                    </text:list-item>
                    <text:list-item>
                      <text:p text:style-name="P9">Jota (representada por una “J” de color negro).</text:p>
                    </text:list-item>
                    <text:list-item>
                      <text:p text:style-name="P9">Dama (representada por una “Q” de color negro).</text:p>
                    </text:list-item>
                    <text:list-item>
                      <text:p text:style-name="P9">Rey (Representada por una “K” de color rojo).</text:p>
                    </text:list-item>
                    <text:list-item>
                      <text:p text:style-name="P9">As. También actúa como comodín (Representada por un punto grueso de color rojo).</text:p>
                    </text:list-item>
                  </text:list>
                </text:list-item>
                <text:list-item>
                  <text:p text:style-name="P8">Cubeta para lanzar dados.</text:p>
                </text:list-item>
                <text:list-item>
                  <text:p text:style-name="P8">Tapete sobre el que lanzar los dados.</text:p>
                </text:list-item>
              </text:list>
            </text:list-item>
            <text:list-item>
              <text:p text:style-name="P7"><text:span text:style-name="T1">Rondas</text:span>.</text:p>
              <text:list>
                <text:list-item>
                  <text:p text:style-name="P8">Se establecen dos rondas.</text:p>
                </text:list-item>
                <text:list-item>
                  <text:p text:style-name="P8">La primera de libre elección de figuras.</text:p>
                </text:list-item>
                <text:list-item>
                  <text:p text:style-name="P8">La segunda se denomina “obligada” y las figuras son obligatorias en cada turno, comenzando desde la figura de menor valor (negro) y siguiendo de manera ascendente hasta finalizar en la de mayor valor (as). Al menos hay que sacar una figura, no computaría el turno si todos son comodines.</text:p>
                </text:list-item>
                <text:list-item>
                  <text:p text:style-name="P8">Cada ronda se compone de seis turnos por jugador hasta completar todas figuras. </text:p>
                </text:list-item>
              </text:list>
            </text:list-item>
            <text:list-item>
              <text:p text:style-name="P7"><text:span text:style-name="T1">Turnos</text:span>.</text:p>
              <text:list>
                <text:list-item>
                  <text:p text:style-name="P8">Los turnos se componen de tres tiradas. </text:p>
                </text:list-item>
                <text:list-item>
                  <text:p text:style-name="P8">En cada turno hay que seleccionar una y solo una figura para puntuar.</text:p>
                </text:list-item>
                <text:list-item>
                  <text:p text:style-name="P8">El As actúa como comodín, pudiendo tomar el valor del resto de figuras.</text:p>
                </text:list-item>
                <text:list-item>
                  <text:p text:style-name="P8">Para seleccionar una figura, ésta debe haber salido en la tirada (o algún As). </text:p>
                </text:list-item>
                <text:list-item>
                  <text:p text:style-name="P8">Los dados con el valor de la figura seleccionada, incluidos los Ases, se retiran y se sigue lanzando con el resto de dados.</text:p>
                </text:list-item>
                <text:list-item>
                  <text:p text:style-name="P8">No es posible cambiar la selección de la figura en el transcurso del turno, excepto si se seleccionó previamente Ases y posteriormente se decide jugar con otra figura, incluso si ésta no ha llegado a salir. </text:p>
                </text:list-item>
                <text:list-item>
                  <text:p text:style-name="P8">Si durante el turno, en la primera o segunda tirada se llegan a utilizar todos los dados, se produce lo que se denomina “doblada” y se procede a volver a utilizar los cinco dados, sin por ello dejar de computar el número de figuras conseguidas hasta entonces.</text:p>
                </text:list-item>
                <text:list-item>
                  <text:p text:style-name="P8"><text:soft-page-break/>Los puntos conseguidos en cada turno se computan multiplicando el número de figuras (incluidos Ases) por el valor de dicha figura, según lo especificado en el punto 4.</text:p>
                </text:list-item>
              </text:list>
            </text:list-item>
            <text:list-item>
              <text:p text:style-name="P7"><text:span text:style-name="T1">Resultado</text:span>. El resultado final del juego se obtiene de sumar el total de puntos conseguidos en la suma de las dos rondas.</text:p>
            </text:list-item>
          </text:list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 table:number-columns-repeated="2"/>
        <table:table-column table:style-name="Table1.F"/>
        <table:table-column table:style-name="Table1.D"/>
        <table:table-column table:style-name="Table1.H"/>
        <table:table-row table:style-name="Table1.1">
          <table:table-cell table:style-name="Table1.A1" office:value-type="string">
            <text:p text:style-name="P2">JUGADOR</text:p>
          </table:table-cell>
          <table:table-cell table:style-name="Table1.A1" office:value-type="string">
            <text:p text:style-name="P2">NEGRO</text:p>
          </table:table-cell>
          <table:table-cell table:style-name="Table1.A1" office:value-type="string">
            <text:p text:style-name="P2">ROJO</text:p>
          </table:table-cell>
          <table:table-cell table:style-name="Table1.A1" office:value-type="string">
            <text:p text:style-name="P2">JOTA</text:p>
          </table:table-cell>
          <table:table-cell table:style-name="Table1.A1" office:value-type="string">
            <text:p text:style-name="P2">DAMA</text:p>
          </table:table-cell>
          <table:table-cell table:style-name="Table1.A1" office:value-type="string">
            <text:p text:style-name="P2">REY</text:p>
          </table:table-cell>
          <table:table-cell table:style-name="Table1.A1" office:value-type="string">
            <text:p text:style-name="P2">AS</text:p>
          </table:table-cell>
          <table:table-cell table:style-name="Table1.A1" office:value-type="string">
            <text:p text:style-name="P2">TOTAL</text:p>
          </table:table-cell>
        </table:table-row>
        <table:table-row table:style-name="Table1.1">
          <table:table-cell table:style-name="Table1.A1" office:value-type="string">
            <text:p text:style-name="P2">J1</text:p>
          </table:table-cell>
          <table:table-cell table:style-name="Table1.A1" office:value-type="string">
            <text:p text:style-name="P2">Ptos ronda 1 + Ptos ronda 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2"><text:span text:style-name="T1">Total Ptos</text:span>.</text:p>
          </table:table-cell>
        </table:table-row>
        <table:table-row table:style-name="Table1.1">
          <table:table-cell table:style-name="Table1.A1" office:value-type="string">
            <text:p text:style-name="P2">J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3">Ptos ronda 1 + Ptos ronda 2</text:p>
          </table:table-cell>
          <table:table-cell table:style-name="Table1.A1" office:value-type="string">
            <text:p text:style-name="P10">Total Ptos.</text:p>
          </table:table-cell>
        </table:table-row>
      </table:table>
      <text:p text:style-name="P1"/>
      <text:p text:style-name="P1"/>
      <text:p text:style-name="P1"/>
      <text:p text:style-name="P11">for (int ronda = 1; ronda &lt; 3; ronda++){</text:p>
      <text:p text:style-name="P11"><text:tab/>for (int jugador = 1; jugador &lt; numJugadores; jugador++){</text:p>
      <text:p text:style-name="P11"><text:tab/><text:tab/>for (int tirada=1; tirada &lt; 4; tirada++){</text:p>
      <text:p text:style-name="P12">cubeta.lanzar();</text:p>
      <text:p text:style-name="P12">tapete.seleccionarDados(jugador);</text:p>
      <text:p text:style-name="P13">}</text:p>
      <text:p text:style-name="P14">}</text:p>
      <text:p text:style-name="P11">}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Linux_X86_64 LibreOffice_project/00m0$Build-1</meta:generator>
    <dc:date>2018-03-12T09:07:02.504119003</dc:date>
    <meta:editing-duration>PT4M1S</meta:editing-duration>
    <meta:editing-cycles>1</meta:editing-cycles>
    <meta:document-statistic meta:table-count="1" meta:image-count="0" meta:object-count="0" meta:page-count="2" meta:paragraph-count="70" meta:word-count="562" meta:character-count="2944" meta:non-whitespace-character-count="2481"/>
  </office:meta>
</office:document-meta>
</file>